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upper limit</text:p>
          </table:table-cell>
          <table:table-cell office:value-type="string" calcext:value-type="string">
            <text:p>lower limit</text:p>
          </table:table-cell>
          <table:table-cell office:value-type="string" calcext:value-type="string">
            <text:p>final value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mixing/coef_mix_hyp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67728" calcext:value-type="float">
            <text:p>6.77E-05</text:p>
          </table:table-cell>
        </table:table-row>
      </table:table>
      <table:table table:name="Sheet2" table:style-name="ta1">
        <table:table-column table:style-name="co1" table:default-cell-style-name="ce4"/>
        <table:table-column table:style-name="co1" table:number-columns-repeated="4" table:default-cell-style-name="ce3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Upper Limit</text:p>
          </table:table-cell>
          <table:table-cell table:style-name="ce2" office:value-type="string" calcext:value-type="string">
            <text:p>Lower Limit</text:p>
          </table:table-cell>
          <table:table-cell table:style-name="ce2" office:value-type="string" calcext:value-type="string">
            <text:p>Final Value</text:p>
          </table:table-cell>
        </table:table-row>
        <table:table-row table:style-name="ro1">
          <table:table-cell table:style-name="ce3" office:value-type="string" calcext:value-type="string">
            <text:p>FLake</text:p>
          </table:table-cell>
          <table:table-cell office:value-type="string" calcext:value-type="string">
            <text:p>fetch_lk</text:p>
          </table:table-cell>
          <table:table-cell office:value-type="float" office:value="75000" calcext:value-type="float">
            <text:p>75000</text:p>
          </table:table-cell>
          <table:table-cell office:value-type="float" office:value="500" calcext:value-type="float">
            <text:p>500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/>
          <table:table-cell office:value-type="string" calcext:value-type="string">
            <text:p>c_relax_C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25297" calcext:value-type="float">
            <text:p>0.025297</text:p>
          </table:table-cell>
        </table:table-row>
        <table:table-row table:style-name="ro2">
          <table:table-cell table:style-name="ce3" office:value-type="string" calcext:value-type="string">
            <text:p>GLM</text:p>
          </table:table-cell>
          <table:table-cell office:value-type="string" calcext:value-type="string">
            <text:p>mixing/coef_mix_hyp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1" calcext:value-type="float">
            <text:p>0.0000001</text:p>
          </table:table-cell>
          <table:table-cell table:style-name="ce5" office:value-type="float" office:value="0.000067728" calcext:value-type="float">
            <text:p>6.77E-05</text:p>
          </table:table-cell>
        </table:table-row>
        <table:table-row table:style-name="ro1">
          <table:table-cell/>
          <table:table-cell office:value-type="string" calcext:value-type="string">
            <text:p>light/Kw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7273" calcext:value-type="float">
            <text:p>0.37273</text:p>
          </table:table-cell>
        </table:table-row>
        <table:table-row table:style-name="ro3">
          <table:table-cell table:style-name="ce3" office:value-type="string" calcext:value-type="string">
            <text:p>GOTM</text:p>
          </table:table-cell>
          <table:table-cell office:value-type="string" calcext:value-type="string">
            <text:p>turb_param/k_min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E-015" calcext:value-type="float">
            <text:p>5E-15</text:p>
          </table:table-cell>
          <table:table-cell table:style-name="ce5" office:value-type="float" office:value="0.0000011867" calcext:value-type="float">
            <text:p>1.19E-06</text:p>
          </table:table-cell>
        </table:table-row>
        <table:table-row table:style-name="ro2">
          <table:table-cell/>
          <table:table-cell office:value-type="string" calcext:value-type="string">
            <text:p>g2/constant_valu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.6605" calcext:value-type="float">
            <text:p>8.6605</text:p>
          </table:table-cell>
        </table:table-row>
        <table:table-row table:style-name="ro2">
          <table:table-cell/>
          <table:table-cell office:value-type="string" calcext:value-type="string">
            <text:p>g1/constant_valu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0287" calcext:value-type="float">
            <text:p>0.70287</text:p>
          </table:table-cell>
        </table:table-row>
        <table:table-row table:style-name="ro2">
          <table:table-cell/>
          <table:table-cell office:value-type="string" calcext:value-type="string">
            <text:p>A/constant_value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5303" calcext:value-type="float">
            <text:p>0.5303</text:p>
          </table:table-cell>
        </table:table-row>
        <table:table-row table:style-name="ro1">
          <table:table-cell table:style-name="ce3" office:value-type="string" calcext:value-type="string">
            <text:p>Simstrat</text:p>
          </table:table-cell>
          <table:table-cell office:value-type="string" calcext:value-type="string">
            <text:p>a_seiche</text:p>
          </table:table-cell>
          <table:table-cell office:value-type="float" office:value="0.1" calcext:value-type="float">
            <text:p>0.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816" calcext:value-type="float">
            <text:p>0.04816</text:p>
          </table:table-cell>
        </table:table-row>
        <table:table-row table:style-name="ro1">
          <table:table-cell/>
          <table:table-cell office:value-type="string" calcext:value-type="string">
            <text:p>a_seiche_w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45028" calcext:value-type="float">
            <text:p>0.045028</text:p>
          </table:table-cell>
        </table:table-row>
        <table:table-row table:style-name="ro1">
          <table:table-cell/>
          <table:table-cell office:value-type="string" calcext:value-type="string">
            <text:p>q_n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268" calcext:value-type="float">
            <text:p>0.96268</text:p>
          </table:table-cell>
        </table:table-row>
        <table:table-row table:style-name="ro1">
          <table:table-cell/>
          <table:table-cell office:value-type="string" calcext:value-type="string">
            <text:p>k_min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E-015" calcext:value-type="float">
            <text:p>5E-15</text:p>
          </table:table-cell>
          <table:table-cell table:style-name="ce5" office:value-type="float" office:value="0.000001167" calcext:value-type="float">
            <text:p>1.17E-06</text:p>
          </table:table-cell>
        </table:table-row>
        <table:table-row table:style-name="ro3">
          <table:table-cell table:style-name="ce3" office:value-type="string" calcext:value-type="string">
            <text:p>MyLake</text:p>
          </table:table-cell>
          <table:table-cell office:value-type="string" calcext:value-type="string">
            <text:p>Phys.par/C_shelter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7923" calcext:value-type="float">
            <text:p>0.17923</text:p>
          </table:table-cell>
        </table:table-row>
        <table:table-row table:style-name="ro3">
          <table:table-cell/>
          <table:table-cell office:value-type="string" calcext:value-type="string">
            <text:p>Phys.par/Kz_ak</text:p>
          </table:table-cell>
          <table:table-cell office:value-type="float" office:value="0.3075216" calcext:value-type="float">
            <text:p>0.3075216</text:p>
          </table:table-cell>
          <table:table-cell office:value-type="float" office:value="0.003075216" calcext:value-type="float">
            <text:p>0.003075216</text:p>
          </table:table-cell>
          <table:table-cell office:value-type="float" office:value="0.049452" calcext:value-type="float">
            <text:p>0.049452</text:p>
          </table:table-cell>
        </table:table-row>
        <table:table-row table:style-name="ro3">
          <table:table-cell/>
          <table:table-cell office:value-type="string" calcext:value-type="string">
            <text:p>Phys.par/Kz_ak_ice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00898" calcext:value-type="float">
            <text:p>0.0000898</text:p>
          </table:table-cell>
          <table:table-cell office:value-type="float" office:value="0.0083807" calcext:value-type="float">
            <text:p>0.0083807</text:p>
          </table:table-cell>
        </table:table-row>
        <table:table-row table:style-name="ro1">
          <table:table-cell table:style-name="Default" office:value-type="string" calcext:value-type="string" table:number-columns-spanned="5" table:number-rows-spanned="1">
            <text:p>met scaling factors</text:p>
          </table:table-cell>
          <table:covered-table-cell table:number-columns-repeated="4" table:style-name="Default"/>
        </table:table-row>
        <table:table-row table:style-name="ro1">
          <table:table-cell table:style-name="Default" office:value-type="string" calcext:value-type="string" table:number-columns-spanned="1" table:number-rows-spanned="2">
            <text:p>FLake</text:p>
          </table:table-cell>
          <table:table-cell table:style-name="Default" office:value-type="string" calcext:value-type="string">
            <text:p>wind_speed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2255" calcext:value-type="float">
            <text:p>1.2255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swr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78651" calcext:value-type="float">
            <text:p>0.78651</text:p>
          </table:table-cell>
        </table:table-row>
        <table:table-row table:style-name="ro1">
          <table:table-cell table:style-name="Default" office:value-type="string" calcext:value-type="string" table:number-columns-spanned="1" table:number-rows-spanned="2">
            <text:p>GLM</text:p>
          </table:table-cell>
          <table:table-cell table:style-name="Default" office:value-type="string" calcext:value-type="string">
            <text:p>wind_speed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0149" calcext:value-type="float">
            <text:p>1.0149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swr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75783" calcext:value-type="float">
            <text:p>0.75783</text:p>
          </table:table-cell>
        </table:table-row>
        <table:table-row table:style-name="ro1">
          <table:table-cell table:style-name="Default" office:value-type="string" calcext:value-type="string" table:number-columns-spanned="1" table:number-rows-spanned="2">
            <text:p>GOTM</text:p>
          </table:table-cell>
          <table:table-cell table:style-name="Default" office:value-type="string" calcext:value-type="string">
            <text:p>wind_speed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82767" calcext:value-type="float">
            <text:p>0.82767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swr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2195" calcext:value-type="float">
            <text:p>1.2195</text:p>
          </table:table-cell>
        </table:table-row>
        <table:table-row table:style-name="ro1">
          <table:table-cell table:style-name="Default" office:value-type="string" calcext:value-type="string" table:number-columns-spanned="1" table:number-rows-spanned="2">
            <text:p>Simstrat</text:p>
          </table:table-cell>
          <table:table-cell table:style-name="Default" office:value-type="string" calcext:value-type="string">
            <text:p>wind_speed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1578" calcext:value-type="float">
            <text:p>1.1578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swr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83424" calcext:value-type="float">
            <text:p>0.83424</text:p>
          </table:table-cell>
        </table:table-row>
        <table:table-row table:style-name="ro1">
          <table:table-cell table:style-name="Default" office:value-type="string" calcext:value-type="string" table:number-columns-spanned="1" table:number-rows-spanned="2">
            <text:p>MyLake</text:p>
          </table:table-cell>
          <table:table-cell table:style-name="Default" office:value-type="string" calcext:value-type="string">
            <text:p>wind_speed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1954" calcext:value-type="float">
            <text:p>1.1954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swr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8085" calcext:value-type="float">
            <text:p>0.8085</text:p>
          </table:table-cell>
        </table:table-row>
      </table:table>
      <table:table table:name="Sheet3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FLake</text:p>
          </table:table-cell>
          <table:table-cell office:value-type="string" calcext:value-type="string">
            <text:p>fetch_lk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string" calcext:value-type="string">
            <text:p>FLake</text:p>
          </table:table-cell>
          <table:table-cell office:value-type="string" calcext:value-type="string">
            <text:p>c_relax_C</text:p>
          </table:table-cell>
          <table:table-cell office:value-type="float" office:value="0.025297" calcext:value-type="float">
            <text:p>0.025297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bsn_len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bsn_wid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string" calcext:value-type="string">
            <text:p>GLM</text:p>
          </table:table-cell>
          <table:table-cell office:value-type="string" calcext:value-type="string">
            <text:p>mixing/coef_mix_hyp</text:p>
          </table:table-cell>
          <table:table-cell office:value-type="float" office:value="0.000067728" calcext:value-type="float">
            <text:p>0.000067728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light/Kw</text:p>
          </table:table-cell>
          <table:table-cell office:value-type="float" office:value="0.37273" calcext:value-type="float">
            <text:p>0.37273</text:p>
          </table:table-cell>
        </table:table-row>
        <table:table-row table:style-name="ro3">
          <table:table-cell office:value-type="string" calcext:value-type="string">
            <text:p>GLM</text:p>
          </table:table-cell>
          <table:table-cell office:value-type="string" calcext:value-type="string">
            <text:p>meteorology/ch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3">
          <table:table-cell office:value-type="string" calcext:value-type="string">
            <text:p>GLM</text:p>
          </table:table-cell>
          <table:table-cell office:value-type="string" calcext:value-type="string">
            <text:p>meteorology/ce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3">
          <table:table-cell office:value-type="string" calcext:value-type="string">
            <text:p>GLM</text:p>
          </table:table-cell>
          <table:table-cell office:value-type="string" calcext:value-type="string">
            <text:p>meteorology/cd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GOTM</text:p>
          </table:table-cell>
          <table:table-cell office:value-type="string" calcext:value-type="string">
            <text:p>k_min</text:p>
          </table:table-cell>
          <table:table-cell office:value-type="float" office:value="0.0000011867" calcext:value-type="float">
            <text:p>0.0000011867</text:p>
          </table:table-cell>
        </table:table-row>
        <table:table-row table:style-name="ro2">
          <table:table-cell office:value-type="string" calcext:value-type="string">
            <text:p>GOTM</text:p>
          </table:table-cell>
          <table:table-cell office:value-type="string" calcext:value-type="string">
            <text:p>g2/constant_value</text:p>
          </table:table-cell>
          <table:table-cell office:value-type="float" office:value="8.6605" calcext:value-type="float">
            <text:p>8.6605</text:p>
          </table:table-cell>
        </table:table-row>
        <table:table-row table:style-name="ro2">
          <table:table-cell office:value-type="string" calcext:value-type="string">
            <text:p>GOTM</text:p>
          </table:table-cell>
          <table:table-cell office:value-type="string" calcext:value-type="string">
            <text:p>g1/constant_value</text:p>
          </table:table-cell>
          <table:table-cell office:value-type="float" office:value="0.70287" calcext:value-type="float">
            <text:p>0.70287</text:p>
          </table:table-cell>
        </table:table-row>
        <table:table-row table:style-name="ro2">
          <table:table-cell office:value-type="string" calcext:value-type="string">
            <text:p>GOTM</text:p>
          </table:table-cell>
          <table:table-cell office:value-type="string" calcext:value-type="string">
            <text:p>A/constant_value</text:p>
          </table:table-cell>
          <table:table-cell office:value-type="float" office:value="0.5303" calcext:value-type="float">
            <text:p>0.5303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a_seiche</text:p>
          </table:table-cell>
          <table:table-cell office:value-type="float" office:value="0.04816" calcext:value-type="float">
            <text:p>0.04816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a_seiche_w</text:p>
          </table:table-cell>
          <table:table-cell office:value-type="float" office:value="0.045028" calcext:value-type="float">
            <text:p>0.045028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q_nn</text:p>
          </table:table-cell>
          <table:table-cell office:value-type="float" office:value="0.96268" calcext:value-type="float">
            <text:p>0.96268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p_sw_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cd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imstrat</text:p>
          </table:table-cell>
          <table:table-cell office:value-type="string" calcext:value-type="string">
            <text:p>k_min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office:value-type="string" calcext:value-type="string">
            <text:p>MyLake</text:p>
          </table:table-cell>
          <table:table-cell office:value-type="string" calcext:value-type="string">
            <text:p>Phys.par/C_shelter</text:p>
          </table:table-cell>
          <table:table-cell office:value-type="float" office:value="0.17923" calcext:value-type="float">
            <text:p>0.17923</text:p>
          </table:table-cell>
        </table:table-row>
        <table:table-row table:style-name="ro3">
          <table:table-cell office:value-type="string" calcext:value-type="string">
            <text:p>MyLake</text:p>
          </table:table-cell>
          <table:table-cell office:value-type="string" calcext:value-type="string">
            <text:p>Phys.par/Kz_ak</text:p>
          </table:table-cell>
          <table:table-cell office:value-type="float" office:value="0.049452" calcext:value-type="float">
            <text:p>0.049452</text:p>
          </table:table-cell>
        </table:table-row>
        <table:table-row table:style-name="ro3">
          <table:table-cell office:value-type="string" calcext:value-type="string">
            <text:p>MyLake</text:p>
          </table:table-cell>
          <table:table-cell office:value-type="string" calcext:value-type="string">
            <text:p>Phys.par/Kz_ak_ice</text:p>
          </table:table-cell>
          <table:table-cell office:value-type="float" office:value="0.0083807" calcext:value-type="float">
            <text:p>0.0083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7:51:49.792746967</meta:creation-date>
    <dc:date>2023-07-06T10:49:28.555334559</dc:date>
    <meta:editing-duration>PT16H16M47S</meta:editing-duration>
    <meta:editing-cycles>1</meta:editing-cycles>
    <meta:document-statistic meta:table-count="3" meta:cell-count="192" meta:object-count="0"/>
    <meta:generator>LibreOffice/7.5.4.2$Linux_X86_64 LibreOffice_project/f5df176c80caea84288e6d2ddbbc413e4968a422</meta:generator>
  </office:meta>
</office:document-meta>
</file>